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color="#ff9900" fo:background-color="transparent"/>
    </style:style>
    <style:style style:name="P4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fo:color="#ff9900" officeooo:paragraph-rsid="00c893ee" fo:background-color="transparent"/>
    </style:style>
    <style:style style:name="P5" style:family="paragraph" style:parent-style-name="Standard">
      <style:text-properties fo:color="#ff9900" officeooo:rsid="00c893ee" officeooo:paragraph-rsid="00c893ee" fo:background-color="transparent"/>
    </style:style>
    <style:style style:name="P6" style:family="paragraph" style:parent-style-name="Standard">
      <style:text-properties fo:color="#ff9900" fo:language="en" fo:country="US" fo:font-weight="bold" fo:background-color="transparent" style:font-weight-asian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ff9900" fo:background-color="transparen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weight="bold" officeooo:rsid="0096af40" officeooo:paragraph-rsid="0096af40" fo:background-color="transparent" style:font-weight-asian="bold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color="#ff9900" fo:language="en" fo:country="US" fo:background-color="transparen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color="#ff9900" fo:background-color="transparen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officeooo:paragraph-rsid="00cab126" fo:background-color="transparent" fo:hyphenate="false" fo:hyphenation-remain-char-count="2" fo:hyphenation-push-char-count="2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style:page-number="auto" fo:break-before="pag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officeooo:paragraph-rsid="00cab126" fo:background-color="transparent" fo:hyphenate="false" fo:hyphenation-remain-char-count="2" fo:hyphenation-push-char-count="2"/>
    </style:style>
    <style:style style:name="P13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color="#ff9900" fo:language="en" fo:country="US" fo:background-color="transparent"/>
    </style:style>
    <style:style style:name="P14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color="#000000" fo:language="en" fo:country="US" officeooo:rsid="002fcf29" officeooo:paragraph-rsid="002fcf29" fo:background-color="transparent"/>
    </style:style>
    <style:style style:name="P15" style:family="paragraph" style:parent-style-name="Standard">
      <style:paragraph-properties fo:margin-left="2.1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color="#000000" fo:language="en" fo:country="US" fo:background-color="transparent"/>
    </style:style>
    <style:style style:name="P16" style:family="paragraph" style:parent-style-name="Standard">
      <style:paragraph-properties fo:margin-left="2.17cm" fo:margin-right="1.101cm" fo:margin-top="0.4cm" fo:margin-bottom="0.4cm" loext:contextual-spacing="false" fo:text-indent="0cm" style:auto-text-indent="false">
        <style:tab-stops>
          <style:tab-stop style:position="0.385cm" style:type="center"/>
        </style:tab-stops>
      </style:paragraph-properties>
      <style:text-properties fo:color="#000000" fo:background-color="transparent"/>
    </style:style>
    <style:style style:name="P17" style:family="paragraph" style:parent-style-name="Text_20_body">
      <style:text-properties fo:color="#ff9900" officeooo:rsid="00c893ee" officeooo:paragraph-rsid="00c893ee" fo:background-color="transparent"/>
    </style:style>
    <style:style style:name="P18" style:family="paragraph" style:parent-style-name="Standard">
      <style:text-properties style:use-window-font-color="true" fo:font-weight="bold" fo:background-color="transparent" style:font-weight-asian="bold" style:font-weight-complex="bold"/>
    </style:style>
    <style:style style:name="P19" style:family="paragraph" style:parent-style-name="Standard" style:list-style-name="WWNum1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rsid="00ce2964" officeooo:paragraph-rsid="00ce2964" fo:hyphenate="false" fo:hyphenation-remain-char-count="2" fo:hyphenation-push-char-count="2"/>
    </style:style>
    <style:style style:name="P20" style:family="paragraph" style:parent-style-name="Standard" style:list-style-name="WWNum3">
      <style:paragraph-properties fo:margin-top="0cm" fo:margin-bottom="0.199cm" loext:contextual-spacing="false">
        <style:tab-stops>
          <style:tab-stop style:position="0.397cm"/>
          <style:tab-stop style:position="0.9cm"/>
        </style:tab-stops>
      </style:paragraph-properties>
      <style:text-properties fo:color="#ff9900" fo:language="en" fo:country="US" fo:background-color="transparent"/>
    </style:style>
    <style:style style:name="P21" style:family="paragraph" style:parent-style-name="Standard" style:list-style-name="WWNum3">
      <style:paragraph-properties fo:margin-top="0cm" fo:margin-bottom="0.199cm" loext:contextual-spacing="false" fo:text-align="start" style:justify-single-word="false">
        <style:tab-stops>
          <style:tab-stop style:position="0.397cm"/>
          <style:tab-stop style:position="0.9cm"/>
        </style:tab-stops>
      </style:paragraph-properties>
      <style:text-properties fo:color="#ff9900" fo:language="en" fo:country="US" fo:background-color="transparent"/>
    </style:style>
    <style:style style:name="P22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23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4c6fe" fo:background-color="transparent" fo:hyphenate="false" fo:hyphenation-remain-char-count="2" fo:hyphenation-push-char-count="2"/>
    </style:style>
    <style:style style:name="P24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60e52" fo:background-color="transparent" fo:hyphenate="false" fo:hyphenation-remain-char-count="2" fo:hyphenation-push-char-count="2"/>
    </style:style>
    <style:style style:name="P25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893ee" fo:background-color="transparent" fo:hyphenate="false" fo:hyphenation-remain-char-count="2" fo:hyphenation-push-char-count="2"/>
    </style:style>
    <style:style style:name="P26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8a0d7" fo:background-color="transparent" fo:hyphenate="false" fo:hyphenation-remain-char-count="2" fo:hyphenation-push-char-count="2"/>
    </style:style>
    <style:style style:name="P27" style:family="paragraph" style:parent-style-name="Heading" style:list-style-name="WWNum1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fo:background-color="transparent" fo:keep-with-next="always" style:writing-mode="lr-tb"/>
      <style:text-properties fo:color="#000000" officeooo:paragraph-rsid="00c893ee" fo:background-color="transparent" fo:hyphenate="false" fo:hyphenation-remain-char-count="2" fo:hyphenation-push-char-count="2"/>
    </style:style>
    <style:style style:name="P28" style:family="paragraph" style:parent-style-name="Heading" style:list-style-name="WWNum1" style:master-page-name="">
      <loext:graphic-properties draw:fill="none"/>
      <style:paragraph-properties fo:margin-left="1.3cm" fo:margin-right="0cm" fo:margin-top="0.423cm" fo:margin-bottom="0.212cm" loext:contextual-spacing="false" fo:line-height="130%" fo:text-align="justify" style:justify-single-word="false" fo:orphans="2" fo:widows="2" fo:hyphenation-ladder-count="no-limit" fo:text-indent="-0.3cm" style:auto-text-indent="false" style:page-number="auto" fo:background-color="transparent" fo:keep-with-next="always" style:writing-mode="lr-tb">
        <style:tab-stops>
          <style:tab-stop style:position="2.007cm"/>
          <style:tab-stop style:position="3.395cm"/>
        </style:tab-stops>
      </style:paragraph-properties>
      <style:text-properties fo:color="#000000" officeooo:paragraph-rsid="00ee6438" fo:background-color="transparent" fo:hyphenate="false" fo:hyphenation-remain-char-count="2" fo:hyphenation-push-char-count="2"/>
    </style:style>
    <style:style style:name="P29" style:family="paragraph" style:parent-style-name="Text_20_body" style:list-style-name="WWNum1">
      <style:text-properties fo:color="#ff9900" fo:background-color="transparent"/>
    </style:style>
    <style:style style:name="P30" style:family="paragraph" style:parent-style-name="Text_20_body">
      <style:text-properties fo:color="#ff9900" officeooo:rsid="00f17241" officeooo:paragraph-rsid="00f17241" fo:background-color="transparent"/>
    </style:style>
    <style:style style:name="P31" style:family="paragraph" style:parent-style-name="Text_20_body">
      <style:text-properties fo:color="#ff9900" officeooo:rsid="00c893ee" officeooo:paragraph-rsid="00f17241" fo:background-color="transparent"/>
    </style:style>
    <style:style style:name="P32" style:family="paragraph" style:parent-style-name="Heading_20_2" style:list-style-name="WWNum1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language="ru" fo:country="RU" officeooo:rsid="00be68c8" officeooo:paragraph-rsid="00be68c8" style:language-asian="zh" style:country-asian="CN" style:language-complex="hi" style:country-complex="IN"/>
    </style:style>
    <style:style style:name="P33" style:family="paragraph" style:parent-style-name="Heading_20_3" style:list-style-name="WWNum1">
      <style:paragraph-properties fo:margin-left="0cm" fo:margin-right="0cm" fo:text-indent="1cm" style:auto-text-indent="false"/>
      <style:text-properties officeooo:rsid="00bfe16e" officeooo:paragraph-rsid="00bfe16e"/>
    </style:style>
    <style:style style:name="P34" style:family="paragraph" style:parent-style-name="Heading_20_3" style:list-style-name="WWNum1">
      <style:paragraph-properties fo:margin-left="0cm" fo:margin-right="0cm" fo:text-indent="1cm" style:auto-text-indent="false"/>
      <style:text-properties fo:color="#ff9900" fo:background-color="transparent"/>
    </style:style>
    <style:style style:name="P35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fo:font-weight="bold" officeooo:rsid="00bfe16e" officeooo:paragraph-rsid="00bfe16e" fo:background-color="transparent" style:language-asian="zh" style:country-asian="CN" style:font-weight-asian="bold" style:language-complex="hi" style:country-complex="IN" style:font-weight-complex="bold"/>
    </style:style>
    <style:style style:name="P36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officeooo:rsid="00c0bfc2" officeooo:paragraph-rsid="00c0bfc2" fo:background-color="transparent" style:language-asian="zh" style:country-asian="CN" style:language-complex="hi" style:country-complex="IN"/>
    </style:style>
    <style:style style:name="P37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officeooo:rsid="00c22e5b" officeooo:paragraph-rsid="00c22e5b" fo:background-color="transparent" style:language-asian="zh" style:country-asian="CN" style:language-complex="hi" style:country-complex="IN"/>
    </style:style>
    <style:style style:name="P38" style:family="paragraph" style:parent-style-name="Heading_20_3" style:list-style-name="WWNum1">
      <style:paragraph-properties fo:margin-left="0cm" fo:margin-right="0cm" fo:text-indent="1cm" style:auto-text-indent="false"/>
      <style:text-properties fo:color="#000000" fo:language="en" fo:country="US" fo:background-color="transparent"/>
    </style:style>
    <style:style style:name="P39" style:family="paragraph" style:parent-style-name="List_20_Paragraph" style:list-style-name="WWNum1">
      <style:text-properties fo:color="#ff9900" fo:background-color="transparent"/>
    </style:style>
    <style:style style:name="P40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use-window-font-color="true" officeooo:rsid="00d71a2a" officeooo:paragraph-rsid="00dd1e71" fo:background-color="transparent" fo:hyphenate="false" fo:hyphenation-remain-char-count="2" fo:hyphenation-push-char-count="2"/>
    </style:style>
    <style:style style:name="P41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use-window-font-color="true" officeooo:rsid="00e31d6f" officeooo:paragraph-rsid="00e31d6f" fo:background-color="transparent" fo:hyphenate="false" fo:hyphenation-remain-char-count="2" fo:hyphenation-push-char-count="2"/>
    </style:style>
    <style:style style:name="P42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0d71a2a" officeooo:paragraph-rsid="00dd1e71" fo:background-color="transparent" fo:hyphenate="false" fo:hyphenation-remain-char-count="2" fo:hyphenation-push-char-count="2"/>
    </style:style>
    <style:style style:name="P43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0dd5dc9" officeooo:paragraph-rsid="00dd5dc9" fo:background-color="transparent" fo:hyphenate="false" fo:hyphenation-remain-char-count="2" fo:hyphenation-push-char-count="2"/>
    </style:style>
    <style:style style:name="P44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0de3dc5" officeooo:paragraph-rsid="00de3dc5" fo:background-color="transparent" fo:hyphenate="false" fo:hyphenation-remain-char-count="2" fo:hyphenation-push-char-count="2"/>
    </style:style>
    <style:style style:name="P45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officeooo:rsid="00e41873" officeooo:paragraph-rsid="00e430b5" fo:background-color="transparent" style:font-name-complex="Times New Roman1" fo:hyphenate="false" fo:hyphenation-remain-char-count="2" fo:hyphenation-push-char-count="2"/>
    </style:style>
    <style:style style:name="P46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officeooo:rsid="00e9415b" officeooo:paragraph-rsid="00e9415b" fo:background-color="transparent" style:font-name-complex="Times New Roman1" fo:hyphenate="false" fo:hyphenation-remain-char-count="2" fo:hyphenation-push-char-count="2"/>
    </style:style>
    <style:style style:name="P47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officeooo:rsid="00dd1e71" officeooo:paragraph-rsid="00d71a2a" fo:background-color="transparent" style:font-name-complex="Times New Roman1" fo:hyphenate="false" fo:hyphenation-remain-char-count="2" fo:hyphenation-push-char-count="2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name-asian="Times New Roman1" style:font-weight-asian="bold" style:font-name-complex="Times New Roman1"/>
    </style:style>
    <style:style style:name="T5" style:family="text">
      <style:text-properties fo:language="en" fo:country="US" style:font-weight-complex="bold"/>
    </style:style>
    <style:style style:name="T6" style:family="text">
      <style:text-properties fo:language="en" fo:country="US" style:font-name-asian="Times New Roman1" style:font-name-complex="Times New Roman1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style:font-name-asian="Times New Roman1" style:font-style-asian="italic" style:font-name-complex="Times New Roman1"/>
    </style:style>
    <style:style style:name="T9" style:family="text">
      <style:text-properties style:text-position="super 58%"/>
    </style:style>
    <style:style style:name="T10" style:family="text">
      <style:text-properties style:text-position="super 58%" fo:language="en" fo:country="US"/>
    </style:style>
    <style:style style:name="T11" style:family="text">
      <style:text-properties style:text-position="super 58%" fo:language="en" fo:country="US" style:font-weight-complex="bold"/>
    </style:style>
    <style:style style:name="T12" style:family="text">
      <style:text-properties style:text-position="super 58%" style:font-name="Times New Roman" style:font-name-complex="Times New Roman1"/>
    </style:style>
    <style:style style:name="T13" style:family="text">
      <style:text-properties style:text-position="super 58%" style:font-name-asian="Times New Roman1" style:font-name-complex="Times New Roman1"/>
    </style:style>
    <style:style style:name="T14" style:family="text">
      <style:text-properties style:font-name="Times New Roman" style:font-name-complex="Times New Roman1"/>
    </style:style>
    <style:style style:name="T15" style:family="text">
      <style:text-properties style:font-name="Times New Roman" officeooo:rsid="00d8908f" style:font-name-complex="Times New Roman1"/>
    </style:style>
    <style:style style:name="T16" style:family="text">
      <style:text-properties style:font-name="Times New Roman" officeooo:rsid="00dd1e71" style:font-name-complex="Times New Roman1"/>
    </style:style>
    <style:style style:name="T17" style:family="text">
      <style:text-properties style:font-name="Times New Roman" officeooo:rsid="00dd5dc9" style:font-name-complex="Times New Roman1"/>
    </style:style>
    <style:style style:name="T18" style:family="text">
      <style:text-properties style:font-name="Times New Roman" officeooo:rsid="00de3dc5" style:font-name-complex="Times New Roman1"/>
    </style:style>
    <style:style style:name="T19" style:family="text">
      <style:text-properties style:font-name="Times New Roman" officeooo:rsid="00df973f" style:font-name-complex="Times New Roman1"/>
    </style:style>
    <style:style style:name="T20" style:family="text">
      <style:text-properties style:font-name="Times New Roman" officeooo:rsid="00e0e886" style:font-name-complex="Times New Roman1"/>
    </style:style>
    <style:style style:name="T21" style:family="text">
      <style:text-properties style:font-name="Times New Roman" officeooo:rsid="00e17f99" style:font-name-complex="Times New Roman1"/>
    </style:style>
    <style:style style:name="T22" style:family="text">
      <style:text-properties style:font-name="Times New Roman" officeooo:rsid="00e3e48c" style:font-name-complex="Times New Roman1"/>
    </style:style>
    <style:style style:name="T23" style:family="text">
      <style:text-properties style:font-name="Times New Roman" officeooo:rsid="00e41873" style:font-name-complex="Times New Roman1"/>
    </style:style>
    <style:style style:name="T24" style:family="text">
      <style:text-properties style:font-name="Times New Roman" officeooo:rsid="00e99952" style:font-name-complex="Times New Roman1"/>
    </style:style>
    <style:style style:name="T25" style:family="text">
      <style:text-properties style:font-name="Times New Roman" fo:language="en" fo:country="US" style:font-name-complex="Times New Roman1"/>
    </style:style>
    <style:style style:name="T26" style:family="text">
      <style:text-properties style:font-name="Times New Roman" fo:language="en" fo:country="US" style:font-name-complex="Times New Roman1" style:font-weight-complex="bold"/>
    </style:style>
    <style:style style:name="T27" style:family="text">
      <style:text-properties style:font-name="Times New Roman" fo:language="en" fo:country="US" fo:font-weight="bold" style:font-weight-asian="bold" style:font-name-complex="Times New Roman1"/>
    </style:style>
    <style:style style:name="T28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29" style:family="text">
      <style:text-properties style:font-name="Times New Roman" fo:language="en" fo:country="US" fo:font-weight="bold" style:font-name-asian="Times New Roman1" style:language-asian="ru" style:country-asian="RU" style:font-weight-asian="bold" style:font-name-complex="Times New Roman1"/>
    </style:style>
    <style:style style:name="T30" style:family="text">
      <style:text-properties style:font-name="Times New Roman" fo:language="en" fo:country="US" fo:font-style="italic" style:font-style-asian="italic" style:font-name-complex="Times New Roman1"/>
    </style:style>
    <style:style style:name="T31" style:family="text">
      <style:text-properties style:font-name="Times New Roman" fo:language="en" fo:country="US" fo:font-style="italic" style:font-style-asian="italic" style:font-name-complex="Times New Roman1" style:font-weight-complex="bold"/>
    </style:style>
    <style:style style:name="T32" style:family="text">
      <style:text-properties style:font-name="Times New Roman" fo:language="en" fo:country="US" fo:font-style="italic" style:font-name-asian="Times New Roman1" style:language-asian="ru" style:country-asian="RU" style:font-style-asian="italic" style:font-name-complex="Times New Roman1"/>
    </style:style>
    <style:style style:name="T33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34" style:family="text">
      <style:text-properties style:text-position="sub 58%"/>
    </style:style>
    <style:style style:name="T35" style:family="text">
      <style:text-properties style:text-position="sub 58%" style:font-name="Times New Roman" style:font-name-complex="Times New Roman1"/>
    </style:style>
    <style:style style:name="T36" style:family="text">
      <style:text-properties style:text-position="sub 58%" style:font-name-asian="Times New Roman1" style:font-name-complex="Times New Roman1"/>
    </style:style>
    <style:style style:name="T37" style:family="text">
      <style:text-properties style:text-position="sub 58%" fo:language="en" fo:country="US"/>
    </style:style>
    <style:style style:name="T38" style:family="text">
      <style:text-properties style:text-position="sub 58%" fo:language="en" fo:country="US" style:font-name-asian="Times New Roman1" style:font-name-complex="Times New Roman1"/>
    </style:style>
    <style:style style:name="T39" style:family="text">
      <style:text-properties style:font-name="Symbol" style:font-name-complex="Times New Roman1"/>
    </style:style>
    <style:style style:name="T40" style:family="text">
      <style:text-properties style:font-name="Symbol" fo:language="en" fo:country="US" style:font-name-asian="Times New Roman1" style:font-name-complex="Times New Roman1"/>
    </style:style>
    <style:style style:name="T41" style:family="text">
      <style:text-properties fo:font-weight="bold" style:font-weight-asian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style:font-weight-complex="bold"/>
    </style:style>
    <style:style style:name="T44" style:family="text">
      <style:text-properties style:font-name-asian="Times New Roman1" style:font-name-complex="Times New Roman1"/>
    </style:style>
    <style:style style:name="T45" style:family="text">
      <style:text-properties officeooo:rsid="0084f2b0"/>
    </style:style>
    <style:style style:name="T46" style:family="text">
      <style:text-properties officeooo:rsid="00beaaeb"/>
    </style:style>
    <style:style style:name="T47" style:family="text">
      <style:text-properties officeooo:rsid="001c3004"/>
    </style:style>
    <style:style style:name="T48" style:family="text">
      <style:text-properties officeooo:rsid="00925906"/>
    </style:style>
    <style:style style:name="T49" style:family="text">
      <style:text-properties fo:language="ru" fo:country="RU" fo:font-weight="bold" officeooo:rsid="002fcf29" style:language-asian="zh" style:country-asian="CN" style:font-weight-asian="bold" style:language-complex="hi" style:country-complex="IN" style:font-weight-complex="bold"/>
    </style:style>
    <style:style style:name="T50" style:family="text">
      <style:text-properties fo:language="ru" fo:country="RU" fo:font-weight="bold" officeooo:rsid="0096af40" style:language-asian="zh" style:country-asian="CN" style:font-weight-asian="bold" style:language-complex="hi" style:country-complex="IN" style:font-weight-complex="bold"/>
    </style:style>
    <style:style style:name="T51" style:family="text">
      <style:text-properties fo:language="ru" fo:country="RU" fo:font-weight="bold" officeooo:rsid="00cab126" style:language-asian="zh" style:country-asian="CN" style:font-weight-asian="bold" style:language-complex="hi" style:country-complex="IN" style:font-weight-complex="bold"/>
    </style:style>
    <style:style style:name="T52" style:family="text">
      <style:text-properties officeooo:rsid="00c4c6fe"/>
    </style:style>
    <style:style style:name="T53" style:family="text">
      <style:text-properties officeooo:rsid="00c60e52"/>
    </style:style>
    <style:style style:name="T54" style:family="text">
      <style:text-properties officeooo:rsid="00c893ee"/>
    </style:style>
    <style:style style:name="T55" style:family="text">
      <style:text-properties officeooo:rsid="00c8a0d7"/>
    </style:style>
    <style:style style:name="T56" style:family="text">
      <style:text-properties officeooo:rsid="00cab126"/>
    </style:style>
    <style:style style:name="T57" style:family="text">
      <style:text-properties officeooo:rsid="00d489aa"/>
    </style:style>
    <style:style style:name="T58" style:family="text">
      <style:text-properties officeooo:rsid="00dd1e71"/>
    </style:style>
    <style:style style:name="T59" style:family="text">
      <style:text-properties officeooo:rsid="00e430b5"/>
    </style:style>
    <style:style style:name="T60" style:family="text">
      <style:text-properties officeooo:rsid="00e9415b"/>
    </style:style>
    <style:style style:name="T61" style:family="text">
      <style:text-properties officeooo:rsid="00e999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709791298107001611" text:style-name="WWNum1">
        <text:list-item>
          <text:list>
            <text:list-item>
              <text:h text:style-name="P32" text:outline-level="2">Масс спектро<text:span text:style-name="T46">мет</text:span>рия и особенности фрагментации трифлатных, тозилатных и тетрафторборатных солей диазонии при ионизации электроспреем</text:h>
            </text:list-item>
          </text:list>
        </text:list-item>
      </text:list>
      <text:p text:style-name="Standard"><text:span text:style-name="T1">Alexander A. Bondarev,</text:span><text:span text:style-name="T10">1</text:span><text:span text:style-name="T1"> Evgeny V. Naumov,</text:span><text:span text:style-name="T10">1</text:span><text:span text:style-name="T1"> Assiya Zh. Kassanova</text:span><text:span text:style-name="T10">2</text:span><text:span text:style-name="T1">, Elena A. Krasnokutskaya</text:span><text:span text:style-name="T10">2</text:span><text:span text:style-name="T1">, Victor D. Filimonov</text:span><text:span text:style-name="T10">2</text:span><text:span text:style-name="T1"> </text:span></text:p>
      <text:p text:style-name="P2"/>
      <text:p text:style-name="Standard"><text:span text:style-name="T10">1 </text:span><text:span text:style-name="T1">Department of Biomedicine, Altai State University, Barnaul, Russia, alex_root@mail.ru</text:span></text:p>
      <text:p text:style-name="Standard"><text:span text:style-name="T10">2 </text:span><text:span text:style-name="T1">Department of Biotechnology and Organic Chemistry, National Research Tomsk Polytechnic University, 634050 Tomsk, Russia <text:s/></text:span></text:p>
      <text:list xml:id="list112842932399855" text:continue-numbering="true" text:style-name="WWNum1">
        <text:list-item>
          <text:list>
            <text:list-item>
              <text:list>
                <text:list-item>
                  <text:h text:style-name="P33" text:outline-level="3">Abstract</text:h>
                </text:list-item>
                <text:list-item>
                  <text:p text:style-name="P19">Впервые были получены масс спектры трифлатных и тозилатных солей <text:s text:c="2"/>фенилдиазония <text:span text:style-name="T58">и его замещенных производных</text:span>. Для наблюдаемых катионов и комплексных частиц исследована фрагментация <text:s/>при различных энергиях. Проведено квантово химическое исследование энергии отщепления азота. Рассчитана энергия и структура образующихся солевых кластеров в газовой фазе. Показано, <text:span text:style-name="T57">что в образование солевых кластеров кроме ионного взаимодействия вносит вклад водородные связи. <text:s/></text:span></text:p>
                </text:list-item>
                <text:list-item>
                  <text:h text:style-name="P33" text:outline-level="3">1. Introduction</text:h>
                  <text:list>
                    <text:list-item>
                      <text:p text:style-name="P40"><text:span text:style-name="T14">Ароматические диазониевые соли (DS) являются важнейшими и широко применяемыми реагентами в органическом синтезе и промышленности </text:span><text:span text:style-name="T16">[1]</text:span><text:span text:style-name="T14">. Используются для получения сложных продуктов органического синтеза, </text:span><text:span text:style-name="T15">инициации полимеризации, </text:span><text:span text:style-name="T14">модификации поверхностей и наноматериалов </text:span><text:span text:style-name="T16">[2]</text:span><text:span text:style-name="T14">. </text:span></text:p>
                    </text:list-item>
                    <text:list-item>
                      <text:p text:style-name="P42"><text:span text:style-name="T16">Однако масштабы и сферы применения диазониевых солей сдерживаются малой стабильностью и устойчивостью этих веществ при хранении и транспортировке. В свою очередь стабильность таких веществ связана с электронным строением и свойствами самого диазониевого катиона и природой противо</text:span><text:span text:style-name="T17">-</text:span><text:span text:style-name="T16">иона и характером их взаимодействия. </text:span></text:p>
                    </text:list-item>
                    <text:list-item>
                      <text:p text:style-name="P41"><text:span text:style-name="T16">Х</text:span><text:span text:style-name="T14">орошо известно явление стабилизации растворов солей диазония при образовании <text:s/>арендиазоний нафтилсульфонатов, что в дальнейшем привело к получению тозилатных и трифлатных солей. В твердом состоянии трифлатные и тозилатные соли диазония также обладают повышенной <text:s/>стабильностью. Однако в настоящее время влияние противо</text:span><text:span text:style-name="T22">-</text:span><text:span text:style-name="T14">иона и механизм повышения стабильности остается недостаточно изученным. </text:span><text:span text:style-name="T22">Тозилатные и трифлатные соли более удобны в применении вследствие хорошей растворимости в органических растворителях, </text:span><text:span text:style-name="T23">что значительно расширяет сферу их применения</text:span><text:span text:style-name="T22">.</text:span></text:p>
                    </text:list-item>
                    <text:list-item>
                      <text:p text:style-name="P43"><text:span text:style-name="T16">М</text:span><text:span text:style-name="T14">асс спектрометрия один из высокоточных методов, позволяющих изучать ионы в газовой фазе или вакууме, оценить их стабильность, пути распада и взаимодействие с другими частицами. Однако классический метод ГХ-МС мало применим для диазониевых солей следствии ионного характера этих соединений и малой стабильности при ионизации электронным ударом. </text:span><text:span text:style-name="T18">Наиболее подходящим методом для изучения этих объектов является </text:span><text:soft-page-break/><text:span text:style-name="T18">метод ВЭЖХ-МС при ионизации электроспреем, который позволяет перевести заряжен</text:span><text:span text:style-name="T19">н</text:span><text:span text:style-name="T18">ые частицы из раствора непосредственно в газовую фазу (атмосферу азота), а затем в вакуум. </text:span></text:p>
                    </text:list-item>
                    <text:list-item>
                      <text:p text:style-name="P44"><text:span text:style-name="T18">В </text:span><text:span text:style-name="T14">работе [3] </text:span><text:span text:style-name="T19">подробно изучены состояние тетрафторборатных пара замещенных производных фенилдиазония в экспериментах с использованием ионизации электроспреем. Также проведен анализ взаимодействий и превращений, происходящих между молекулами нуклеофилов и фенильными катионами в газовой фазе. </text:span><text:span text:style-name="T20">В статье рассматривается </text:span><text:span text:style-name="T21">явление</text:span><text:span text:style-name="T20"> </text:span><text:span text:style-name="T21">образования кластерных частиц содержащих катион и несколько молекул, характерное для солей диазония. </text:span><text:span text:style-name="T24">Также в этом исследовании описан аномальный спектр при фрагментации орто нитро производного.</text:span></text:p>
                    </text:list-item>
                    <text:list-item>
                      <text:p text:style-name="P45">В нашей работе мы ставили целью изучить свойства перспективных тозилатных и трифлатных солей в экспериментах по масс <text:span text:style-name="T60">спектрометрии</text:span> при ионизации электроспреем. Использовать этот метод для сравнения стабильности диазониевых катионов в газовой фазе на основе их масс спектров второго уровня при различных энергиях. Также было важно провести квантово-химическое исследование стабильности катионов и сопоставить результаты с экспериментом. <text:span text:style-name="T61">Выявить влияние природы и положения заместителей на прочность катионов.</text:span> <text:span text:style-name="T61">Также мы планировали провести подробное квантовохимическое исследование процесса перегруппировки происходящего при отщеплении азота от 2-нитрофенилдиазония, чтобы подробнее описать особенности фрагментации этого катиона.</text:span></text:p>
                    </text:list-item>
                    <text:list-item>
                      <text:p text:style-name="P45"><text:span text:style-name="T59">Другой</text:span> целью было изучение <text:span text:style-name="T59">фрагментации кластерных ионов в зависимости от энергии соударений с целью оценить влияние противо-иона на процесс фрагментации диазониевых частиц. Также мы планировали квантово-химическое исследование энергетики процессов образования кластеров, что бы описать особенности процесса фрагментации.</text:span></text:p>
                    </text:list-item>
                    <text:list-item>
                      <text:p text:style-name="P46">Эти дополнительные исследования позволяют расширить понимание закономерностей и причин повышения стабильности трифлатных и тозилатных солей диазония.</text:p>
                    </text:list-item>
                    <text:list-item>
                      <text:p text:style-name="P47"/>
                    </text:list-item>
                  </text:list>
                </text:list-item>
              </text:list>
            </text:list-item>
          </text:list>
        </text:list-item>
      </text:list>
      <text:p text:style-name="P3">Вместе с тем, для многих <text:span text:style-name="T1">DS</text:span> типичны такие недостатки, как малая устойчивость при хранении в сухом состоянии и склонность к взрывообразному разложению при нагревании, <text:s/>фотоооблучении и механических воздействиях [1<text:span text:style-name="T1">a</text:span>],<text:span text:style-name="T9"> </text:span>что затрудняет их получение и использование особенно в промышленном масштабе.</text:p>
      <text:p text:style-name="P3"><text:span text:style-name="T14">Давно известно, что солянокислые растворы арендиазоний хлоридов могут быть «стабилизированы» добавками нафталинсульфокислоты. Предполагалось, хотя и без доказательств, что эта стабилизация происходит за счет ионного обмена и образования в растворах арендиазоний нафтилсульфонатов [1</text:span><text:span text:style-name="T25">a</text:span><text:span text:style-name="T14">]. Ранее нам впервые удалось получить в индивидуальном состоянии арендиазоний тозилаты ArN</text:span><text:span text:style-name="T35">2</text:span><text:span text:style-name="T12">+ </text:span><text:span text:style-name="T14">TsO</text:span><text:span text:style-name="T12">-</text:span><text:span text:style-name="T14"> и показать, что они действительно стабильны при хранении в сухом состоянии, хорошо растворимы, как в воде, так и полярных растворителях [3]. В то же время, они недороги, легко получаются из доступного сырья, обладают высокой «диазониевой» активностью и с успехом используются для галоид-дедиазонирования [3,4</text:span><text:span text:style-name="T25">a</text:span><text:span text:style-name="T14">-</text:span><text:span text:style-name="T25">e</text:span><text:span text:style-name="T14">] и введение в арены изотопа </text:span><text:span text:style-name="T12">18</text:span><text:span text:style-name="T14">F [4</text:span><text:span text:style-name="T25">f</text:span><text:span text:style-name="T14">], для получения ароматических азидов [4</text:span><text:span text:style-name="T25">g</text:span><text:span text:style-name="T14">], проведения azo-coupling с этил </text:span><text:span text:style-name="T39"></text:span><text:span text:style-name="T14">-метилацетоацетатом [5</text:span><text:span text:style-name="T25">a</text:span><text:span text:style-name="T14">], замещении диазониевой группы на триэтоксисилильную [5</text:span><text:span text:style-name="T25">b</text:span><text:span text:style-name="T14">], Cu- и Pd-catalyzed арилирования 5</text:span><text:span text:style-name="T25">c</text:span><text:span text:style-name="T14">,</text:span><text:span text:style-name="T25">d</text:span><text:span text:style-name="T14">].</text:span><text:span text:style-name="T12"> </text:span><text:span text:style-name="T14">Кроме того, арендиазоний тозилаты оказались удобными агентами </text:span><text:soft-page-break/><text:span text:style-name="T14">ковалентной прививки ароматических групп к поверхностям карбонизированных наночастиц металлов [5</text:span><text:span text:style-name="T25">e</text:span><text:span text:style-name="T14">] и графену [5</text:span><text:span text:style-name="T25">f</text:span><text:span text:style-name="T14">].</text:span> </text:p>
      <text:p text:style-name="P3">Другая задача данной работы состояла в оценке возможностей <text:span text:style-name="T1">DFT</text:span> квантово-химических методов для теоретической оценки процессов термического разложения DS и прояснения его механизма. Насколько нам известно, <text:span text:style-name="T1">DFT</text:span> методы для этих целей ранее не использовались. </text:p>
      <text:p text:style-name="P3">Эти исследования важны как с прикладной точки зрения, для оценки стабильности конкретных солей, возможностей и ограничений их индустриального применения, так и для лучшего понимания механизмов термического разложения DS. Знание механизмов и основных закономерностей разложения позволит наметить дальнейшие пути для повышения стабильности этого класса веществ. Повышение стабильности в свою очередь расширит сферы применения диазониевых солей и повысит уровень безопасности их использования.</text:p>
      <text:list xml:id="list112842633204516" text:continue-numbering="true" text:style-name="WWNum1">
        <text:list-item>
          <text:list>
            <text:list-item>
              <text:list>
                <text:list-item>
                  <text:h text:style-name="P34" text:outline-level="3">Литературные данные</text:h>
                </text:list-item>
              </text:list>
            </text:list-item>
          </text:list>
        </text:list-item>
      </text:list>
      <text:p text:style-name="P3">Опубликован ряд работ, в которых рассматривались процессы термического [6] и фотохимического [7] разложению DS в различных растворах, включая ионные жидкости, главным образом, с целью определения механизмов реакций.</text:p>
      <text:p text:style-name="P3">Стабильность же и безопасность диазониевых солей в чистом сухом виде при хранении изучены относительно мало. В работах [8] приводили сравнительный анализ и оценку устойчивости диазониевых солей к детонации и воздействию пламени без определения продуктов разложения. В статье [8<text:span text:style-name="T1">b</text:span>] был исследован изотопный эффект <text:span text:style-name="T9">15</text:span>N для реакций разложения фенилдиазоний хлоридов и тетрафторборатов. Выявлено, что изотопный эффект не чувствителен к природе и положению заместителей в ароматическом кольце и природе противоиона. Разница в энергии активации для разложения <text:span text:style-name="T9">14</text:span>N и <text:span text:style-name="T9">15</text:span>N изотопно-меченых диазониевых солей составляет 32 кал/моль. В работе [8<text:span text:style-name="T1">a</text:span>] проведен сравнительный анализ энергий термического разложения и детонационной чувствительности арендиазоний хлоридов, замечено, что в ряду орто-, мета- и пара-производных чувствительность к детонации уменьшается. Существенное влияние оказывает природа заместителя в ароматическом ядре, нитропроизводные оказались заметно более чувствительны к удару, чем хлорпроизводные. Наблюдается понижение детонационной чувствительности с увеличением молекулярной массы, что связано с уменьшением удельной величины выделяемой энергии на единицу массы. Отмечено, что детонационная стабильность сильно зависит от размера и формы кристаллов, а также от наличия примесей. Корреляции между чувствительностью к детонации и термической стабильностью не обнаружены. В целом авторы замечают, что установленные зависимости не всегда выполняются и в большинстве случаев вопрос стабильности диазониевых солей необходимо рассматривать в индивидуальном порядке.</text:p>
      <text:p text:style-name="P3">В работах [3, 4<text:span text:style-name="T1">b</text:span>] определены энергии термического разложения некоторых <text:span text:style-name="T14">арендиазоний тозилатов </text:span>методом <text:span text:style-name="T1">DSC</text:span> и показано, что в большинстве случаев эти энергии лежат ниже 800 <text:span text:style-name="T1">J</text:span>\<text:span text:style-name="T1">g</text:span>. Однако продукты термического разложения ADTS не исследовались и остаются до сих пор неизвестными.</text:p>
      <text:list xml:id="list112843025404158" text:continue-numbering="true" text:style-name="WWNum1">
        <text:list-item>
          <text:list>
            <text:list-item>
              <text:list>
                <text:list-item>
                  <text:h text:style-name="P35" text:outline-level="3"><text:soft-page-break/>2. Experimental section</text:h>
                </text:list-item>
                <text:list-item>
                  <text:p text:style-name="P22">2.1. <text:span text:style-name="T52">Получение диазониевых солей</text:span></text:p>
                </text:list-item>
              </text:list>
            </text:list-item>
          </text:list>
        </text:list-item>
      </text:list>
      <text:p text:style-name="P3"><text:span text:style-name="T4">General synthesis of arenediazonium trflates (1a-d)</text:span><text:span text:style-name="T2"> </text:span></text:p>
      <text:p text:style-name="P3">В<text:span text:style-name="T1"> 6 </text:span>мл<text:span text:style-name="T1"> </text:span>ледяной<text:span text:style-name="T1"> </text:span>уксусной<text:span text:style-name="T1"> </text:span>кислоты<text:span text:style-name="T1"> </text:span>растворяли<text:span text:style-name="T1"> 0.5 </text:span>мл<text:span text:style-name="T1"> (1.2 mmol) </text:span>трифторметансульфокислоты<text:span text:style-name="T1"> </text:span>и<text:span text:style-name="T1"> 1.0 mmol aniline. <text:s/></text:span>К раствору при перемешивании по каплям прибавляли 1 <text:span text:style-name="T1">mmol</text:span> <text:span text:style-name="T1">butyl</text:span> <text:span text:style-name="T1">nitrite</text:span> при температуре 0-5 <text:span text:style-name="T9">о</text:span>С. Затем, при охлаждении по каплям прибавляли 0,6 мл бутилнитрита. Реакционную массу перемешивали при 10-15 <text:span text:style-name="T9">о</text:span>С в течение <text:s/>10-20 мин до исчезновения пятна анилина на ТСХ (элюент гексан-<text:span text:style-name="T1">EtOAc</text:span> 3:2). К реакционному раствору прибавляли 100-150 мл эфира, отфильтровывали осадок соли <text:span text:style-name="T41">1</text:span>, промывали эфиром и высушивали в вакууме при комнатной температуре 48 часов.</text:p>
      <text:p text:style-name="P3"><text:span text:style-name="T42">2-</text:span><text:span text:style-name="T3">Nitrobenzenediazonium</text:span><text:span text:style-name="T42"> </text:span><text:span text:style-name="T3">trifluoromethanesulfonate</text:span><text:span text:style-name="T42"> (1</text:span><text:span text:style-name="T3">a</text:span><text:span text:style-name="T42">). </text:span><text:span text:style-name="T5">Yeild</text:span><text:span text:style-name="T43"> 94%, </text:span><text:span text:style-name="T5">mp</text:span><text:span text:style-name="T43"> 110 </text:span><text:span text:style-name="T11">o</text:span><text:span text:style-name="T5">C</text:span><text:span text:style-name="T43">. </text:span><text:span text:style-name="T13">1</text:span><text:span text:style-name="T6">H</text:span><text:span text:style-name="T44"> ЯМР (300 МГц, </text:span><text:span text:style-name="T6">DMSO</text:span><text:span text:style-name="T44">-</text:span><text:span text:style-name="T6">d</text:span><text:span text:style-name="T36">6</text:span><text:span text:style-name="T44">), </text:span><text:span text:style-name="T40"></text:span><text:span text:style-name="T44">, </text:span><text:span text:style-name="T6">ppm</text:span><text:span text:style-name="T44">:</text:span> 8.39-8.44 (м, 1Н, <text:span text:style-name="T1">J</text:span>=15.9 Гц), 8.51-8.56 (м, 1Н, <text:span text:style-name="T1">J</text:span>=15.9 Гц), 8.79 (д, 1Н, <text:span text:style-name="T1">J</text:span>=8.1 Гц), 9.12 (д, 1Н, <text:span text:style-name="T1">J</text:span> 8.1 Гц). 13 С ЯМР (75 МГц, ДМСО-<text:span text:style-name="T1">d</text:span><text:span text:style-name="T34">6</text:span> ) <text:span text:style-name="T1">δ</text:span>: 120.6 (<text:span text:style-name="T1">t</text:span>, <text:span text:style-name="T1">CF</text:span><text:span text:style-name="T34">3</text:span>, <text:span text:style-name="T1">J</text:span>=320 Гц), 111.1, 118.5, 122.8, 128.1, 136.6, 142.3, 144.5. <text:span text:style-name="T1">IR (KBr): 2359 см</text:span><text:span text:style-name="T10">-1</text:span><text:span text:style-name="T1"> . </text:span></text:p>
      <text:p text:style-name="P7"><text:span text:style-name="T1">Calc.: C</text:span><text:span text:style-name="T37">7</text:span><text:span text:style-name="T1">H</text:span><text:span text:style-name="T37">4</text:span><text:span text:style-name="T1">F</text:span><text:span text:style-name="T37">3</text:span><text:span text:style-name="T1">N</text:span><text:span text:style-name="T37">3</text:span><text:span text:style-name="T1">O</text:span><text:span text:style-name="T37">5</text:span><text:span text:style-name="T1">S, C, 28.10; H, 1.35; N, 14.04; S, 10.72, F, 19.05. Found: C, 28.09; H, 1.32; N, 13.89; S, 10.85; F, 19.40.</text:span></text:p>
      <text:p text:style-name="P3"><text:span text:style-name="T3">3-Nitrobenzenediazonium trifluoromethanesulfonate (1b).</text:span><text:span text:style-name="T1"> </text:span><text:span text:style-name="T10">1</text:span><text:span text:style-name="T1">H NMR (300MHz, </text:span><text:span text:style-name="T6">DMSO-d</text:span><text:span text:style-name="T38">6</text:span><text:span text:style-name="T6">)</text:span><text:span text:style-name="T1">,</text:span></text:p>
      <text:p text:style-name="P3"><text:span text:style-name="T3">4-Nitrobenzenediazonium trifluoromethanesulfonate (1c).</text:span><text:span text:style-name="T1"> </text:span><text:span text:style-name="T10">1</text:span><text:span text:style-name="T1">H NMR (300MHz, </text:span><text:span text:style-name="T6">DMSO-d</text:span><text:span text:style-name="T38">6</text:span><text:span text:style-name="T6">)</text:span><text:span text:style-name="T1">,</text:span></text:p>
      <text:p text:style-name="P3"><text:span text:style-name="T3">4-Methoxybenzenediazonium trifluoromethanesulfonate (1d).</text:span><text:span text:style-name="T1"> </text:span><text:span text:style-name="T10">1</text:span><text:span text:style-name="T1">H NMR (300MHz, </text:span><text:span text:style-name="T6">DMSO-d</text:span><text:span text:style-name="T38">6</text:span><text:span text:style-name="T6">)</text:span><text:span text:style-name="T1">,</text:span></text:p>
      <text:p text:style-name="P6">4-Nitrobenzenediazonium tosylate (2)</text:p>
      <text:p text:style-name="P3">В 5 мл ледяной уксусной кислоты растворяли 0.928 г (5.4 <text:span text:style-name="T1">mmol</text:span>) <text:span text:style-name="T7">p</text:span>-<text:span text:style-name="T1">TsOH</text:span> <text:s/>и <text:s/>0.553 г (4.0 <text:span text:style-name="T1">mmol</text:span>) <text:span text:style-name="T7">p</text:span>-<text:span text:style-name="T1">nitroaniline</text:span>. К раствору при перемешивании по каплям прибавляли 0.6 мл (4.8 <text:span text:style-name="T1">mmol</text:span>) <text:span text:style-name="T1">butyl</text:span> <text:span text:style-name="T1">nitrite</text:span> при температуре 0-5 <text:span text:style-name="T9">о</text:span>С. Реакционную массу перемешивали при 10-15 <text:span text:style-name="T9">о</text:span>С в течение <text:s/>20 мин до исчезновения пятна анилина на ТСХ (элюент гексан-<text:span text:style-name="T1">EtOAc</text:span> 3:2). К реакционному раствору прибавляли 200 мл эфира, отфильтровывали осадок соли <text:span text:style-name="T41">2</text:span>, промывали эфиром и высушивали в вакууме при комнатной температуре 48 часов. <text:span text:style-name="T1">Yield</text:span>, 1.4 <text:span text:style-name="T1">g</text:span> (90%), <text:span text:style-name="T1">mp</text:span> 132 <text:span text:style-name="T10">o</text:span><text:span text:style-name="T1">C</text:span> (<text:span text:style-name="T1">lit</text:span> <text:span text:style-name="T9">3</text:span><text:span text:style-name="T1"> </text:span>132 <text:span text:style-name="T10">o</text:span><text:span text:style-name="T1">C</text:span>). </text:p>
      <text:p text:style-name="P3"><text:span text:style-name="T13">1</text:span><text:span text:style-name="T6">H</text:span><text:span text:style-name="T44"> ЯМР (300 МГц, </text:span><text:span text:style-name="T6">DMSO</text:span><text:span text:style-name="T44">-</text:span><text:span text:style-name="T6">d</text:span><text:span text:style-name="T36">6</text:span><text:span text:style-name="T44">), </text:span><text:span text:style-name="T40"></text:span><text:span text:style-name="T44">, </text:span><text:span text:style-name="T6">ppm</text:span><text:span text:style-name="T44">: 2.28 (</text:span><text:span text:style-name="T6">s</text:span><text:span text:style-name="T44">, 3</text:span><text:span text:style-name="T6">H</text:span><text:span text:style-name="T44">), 7.09 (</text:span><text:span text:style-name="T6">d</text:span><text:span text:style-name="T44">, 2</text:span><text:span text:style-name="T6">H</text:span><text:span text:style-name="T44">, </text:span><text:span text:style-name="T8">J</text:span><text:span text:style-name="T44">=7.8 Гц), 7.45 (</text:span><text:span text:style-name="T6">d</text:span><text:span text:style-name="T44">, 2</text:span><text:span text:style-name="T6">H</text:span><text:span text:style-name="T44">, </text:span><text:span text:style-name="T6">J</text:span><text:span text:style-name="T44">=7.8 Гц), 8.68 (</text:span><text:span text:style-name="T6">d</text:span><text:span text:style-name="T44">, 2</text:span><text:span text:style-name="T6">H</text:span><text:span text:style-name="T44">, </text:span><text:span text:style-name="T8">J</text:span><text:span text:style-name="T44">=9.3 Гц), 8.92 (</text:span><text:span text:style-name="T6">d</text:span><text:span text:style-name="T44">, 2</text:span><text:span text:style-name="T6">H</text:span><text:span text:style-name="T44">, </text:span><text:span text:style-name="T8">J</text:span><text:span text:style-name="T44">=9.0 Гц). </text:span><text:span text:style-name="T13">13</text:span><text:span text:style-name="T6">C</text:span><text:span text:style-name="T44"> ЯМР (75 МГц, ДМСО), </text:span><text:span text:style-name="T40"></text:span><text:span text:style-name="T44">, </text:span><text:span text:style-name="T6">ppm</text:span><text:span text:style-name="T44">: 20.84, 121.96, 125.57, 126.05, 128.18, 134.59, 137.85, 145.55, 153.22.</text:span></text:p>
      <text:p text:style-name="P3"><text:span text:style-name="T41">4-</text:span><text:span text:style-name="T2">Nitrobenzenediazonium</text:span><text:span text:style-name="T41"> </text:span><text:span text:style-name="T2">tetrafluoroborate</text:span><text:span text:style-name="T41"> (3)</text:span> получен по методу [9].</text:p>
      <text:list xml:id="list112842334256985" text:continue-numbering="true" text:style-name="WWNum1">
        <text:list-item>
          <text:list>
            <text:list-item>
              <text:list>
                <text:list-item>
                  <text:p text:style-name="P23">2.<text:span text:style-name="T53">2</text:span>. <text:span text:style-name="T53">Масс спектрометрия растворов солей</text:span></text:p>
                </text:list-item>
              </text:list>
            </text:list-item>
          </text:list>
        </text:list-item>
      </text:list>
      <text:p text:style-name="P5">1</text:p>
      <text:list xml:id="list112843889608903" text:continue-numbering="true" text:style-name="WWNum1">
        <text:list-item>
          <text:list>
            <text:list-item>
              <text:list>
                <text:list-item>
                  <text:p text:style-name="P24"><text:soft-page-break/>2.<text:span text:style-name="T53">3</text:span>. <text:span text:style-name="T53">Квантовохимические расчеты</text:span></text:p>
                </text:list-item>
              </text:list>
            </text:list-item>
          </text:list>
        </text:list-item>
      </text:list>
      <text:p text:style-name="P3">Квантовохимические расчеты предполагаемых реакций разложения диазониевых солей проводили методом R-B3LYP в базисе aug-cc-pVDZ с помощью програмного комплекса Gaussian 09. Для расчета термодинамики на первом этапе была произведена оптимизация геометрии всех молекул участвующих в реакции, отсутствие отрицательных частот ИК доказывает стационарный характер стабильность исследуемых структур. Затем,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— 75, 80, 85 <text:span text:style-name="T9">о</text:span>С, а также при нормальных условиях 25<text:span text:style-name="T9">о</text:span>С и 1 атм. Полученные термодинамические параметры использовали для расчета теоретической термодинамики предполагаемых процессов.</text:p>
      <text:list xml:id="list112843767606273" text:continue-numbering="true" text:style-name="WWNum1">
        <text:list-item>
          <text:list>
            <text:list-item>
              <text:list>
                <text:list-item>
                  <text:h text:style-name="P36" text:outline-level="3">3. Results and discussion</text:h>
                </text:list-item>
                <text:list-item>
                  <text:p text:style-name="P25"><text:span text:style-name="T54">3</text:span>.<text:span text:style-name="T54">1</text:span>. <text:span text:style-name="T53">Масс спектры растворов солей диазония</text:span></text:p>
                </text:list-item>
              </text:list>
            </text:list-item>
          </text:list>
        </text:list-item>
      </text:list>
      <text:p text:style-name="P30">?</text:p>
      <text:list xml:id="list112842640258662" text:continue-numbering="true" text:style-name="WWNum1">
        <text:list-item>
          <text:list>
            <text:list-item>
              <text:list>
                <text:list-item>
                  <text:p text:style-name="P25"><text:span text:style-name="T54">3</text:span>.<text:span text:style-name="T54">2</text:span>. <text:span text:style-name="T54">Фрагментация диазониевых катионов</text:span></text:p>
                </text:list-item>
              </text:list>
            </text:list-item>
          </text:list>
        </text:list-item>
      </text:list>
      <text:p text:style-name="P17">?</text:p>
      <text:list xml:id="list112842845943299" text:continue-numbering="true" text:style-name="WWNum1">
        <text:list-item>
          <text:list>
            <text:list-item>
              <text:list>
                <text:list-item>
                  <text:p text:style-name="P25"><text:span text:style-name="T54">3</text:span>.<text:span text:style-name="T54">3</text:span>. <text:span text:style-name="T54">Квантовохимический расчет энергии отщепления азота при фрагментации диазониевых катионов</text:span></text:p>
                </text:list-item>
              </text:list>
            </text:list-item>
          </text:list>
        </text:list-item>
      </text:list>
      <text:p text:style-name="P31">?</text:p>
      <text:list xml:id="list112843087006597" text:continue-numbering="true" text:style-name="WWNum1">
        <text:list-item>
          <text:list>
            <text:list-item>
              <text:list>
                <text:list-item>
                  <text:p text:style-name="P25"><text:span text:style-name="T54">3</text:span>.<text:span text:style-name="T54">4</text:span>. <text:span text:style-name="T54">Фрагментация комплексных катионов</text:span></text:p>
                </text:list-item>
              </text:list>
            </text:list-item>
          </text:list>
        </text:list-item>
      </text:list>
      <text:p text:style-name="P31">?</text:p>
      <text:list xml:id="list112841945811003" text:continue-numbering="true" text:style-name="WWNum1">
        <text:list-item>
          <text:list>
            <text:list-item>
              <text:list>
                <text:list-item>
                  <text:p text:style-name="P25"><text:span text:style-name="T54">3</text:span>.<text:span text:style-name="T54">5</text:span>. <text:span text:style-name="T54">Квантовохимический расчет прочности комплексных катионов</text:span></text:p>
                </text:list-item>
              </text:list>
            </text:list-item>
          </text:list>
        </text:list-item>
      </text:list>
      <text:p text:style-name="P18">Квантовохимические исследования</text:p>
      <text:p text:style-name="P3">По результатам анализа продуктов термического разложения <text:span text:style-name="T41">1</text:span><text:span text:style-name="T2">a</text:span><text:span text:style-name="T41">-</text:span><text:span text:style-name="T2">c</text:span>, <text:span text:style-name="T41">2</text:span>, <text:span text:style-name="T41">3</text:span> мы впервые провели расчет термодинамики этих процессов методом <text:span text:style-name="T1">DFT</text:span> RB3LYP/aug-cc-pVDZ. В результате расчетов были получены стационарные структуры без мнимых частот <text:span text:style-name="T1">IR</text:span> для солей <text:span text:style-name="T41">1</text:span><text:span text:style-name="T2">a</text:span><text:span text:style-name="T41">-</text:span><text:span text:style-name="T2">c</text:span>, <text:span text:style-name="T41">2</text:span>, <text:span text:style-name="T41">3 </text:span>и продуктов замещения диазониевой группы на анионы, декартовы координаты всех соединений и вычисленные термодинамические функции даны в приложении <text:span text:style-name="T48">2</text:span>. </text:p>
      <text:list xml:id="list112843207891412" text:continue-numbering="true" text:style-name="WWNum1">
        <text:list-item>
          <text:list>
            <text:list-item>
              <text:list>
                <text:list-item>
                  <text:h text:style-name="P37" text:outline-level="3"><text:soft-page-break/>4. Conclusions</text:h>
                </text:list-item>
                <text:list-item>
                  <text:p text:style-name="P28"><text:span text:style-name="T54">4</text:span>.<text:span text:style-name="T54">1.</text:span> <text:span text:style-name="T54">Образование комплексных ионов обусловлено высокой энергией взаимодействия катион-анион. Природа связи - ионная и водородная. В образовании комплексных ионов участвует водород, в альфа-положении бензольного кольца.</text:span></text:p>
                </text:list-item>
                <text:list-item>
                  <text:p text:style-name="P26"><text:span text:style-name="T54">4</text:span>.<text:span text:style-name="T55">2.</text:span> <text:span text:style-name="T55">Прочность трифлатных и тозилатных кластеров в эксперименте выше чем тетрафторборатных, наблюдается меньшее количество продуктов распада 2-нитрофенилдиазония в присутствии сульфонат ионов. <text:s/></text:span></text:p>
                </text:list-item>
                <text:list-item>
                  <text:p text:style-name="P27"><text:span text:style-name="T54">4</text:span>.<text:span text:style-name="T55">3.</text:span> <text:span text:style-name="T55">Особенности фрагментации 2-нитрофенилдиазония. Происходит перегруппировка и последующий распад с отщеплением NO. </text:span></text:p>
                </text:list-item>
                <text:list-item>
                  <text:p text:style-name="P25"><text:span text:style-name="T54">4</text:span>.<text:span text:style-name="T55">4.</text:span> <text:span text:style-name="T55">Прочность диазониевых катионов определяется природой и положением заместителя. Количество продуктов распада для 2-нитрофенилдиазония значительно меньше, чем для 3- и 4-нитрофенилдиазония при одной и той же энергии соударения. Природа заместителя влияет в значительно меньшей степени.</text:span></text:p>
                </text:list-item>
                <text:list-item>
                  <text:p text:style-name="P25"><text:span text:style-name="T54">4</text:span>.<text:span text:style-name="T55">5.</text:span> <text:span text:style-name="T55">В следствии динамического равновесия при распаде диазониевого катиона, вакуум и атмосфера азота являются идеальной диэлектрической средой для проведении реакций или модификации поверхностей при ионизации элеткроспреем. Технологические возможности проведения подобных реакций. </text:span></text:p>
                </text:list-item>
              </text:list>
            </text:list-item>
          </text:list>
        </text:list-item>
      </text:list>
      <text:p text:style-name="P4"/>
      <text:list xml:id="list112843021225566" text:continue-numbering="true" text:style-name="WWNum1">
        <text:list-item>
          <text:list>
            <text:list-item>
              <text:list>
                <text:list-item>
                  <text:h text:style-name="P38" text:outline-level="3">References</text:h>
                </text:list-item>
              </text:list>
            </text:list-item>
          </text:list>
        </text:list-item>
        <text:list-item>
          <text:p text:style-name="P39"><text:span text:style-name="T25">1. (a) Zollinger, H. </text:span><text:span text:style-name="T30">Diazo Chemistry I: Aromatic and Heteroaromatic Compounds</text:span><text:span text:style-name="T25">; VCH, Weinheim, </text:span><text:span text:style-name="T27">1994</text:span><text:span text:style-name="T25">. (b) Roglands, A.; Pla-Quintana, A.; Moreno-Manas M. </text:span><text:span text:style-name="T30">Chem. Rev</text:span><text:span text:style-name="T25">. </text:span><text:span text:style-name="T27">2006</text:span><text:span text:style-name="T25">, </text:span><text:span text:style-name="T30">106</text:span><text:span text:style-name="T25">, 4622. (c) Bonin H.; Fouquet, E.; Felpin, F.-X. </text:span><text:span text:style-name="T30">Adv. Synth. Catal</text:span><text:span text:style-name="T25">. </text:span><text:span text:style-name="T27">2011</text:span><text:span text:style-name="T25">, </text:span><text:span text:style-name="T30">353</text:span><text:span text:style-name="T25">, 3063. (d) Mo, F.; Dong, G.; Zhang, Y.; Wang, </text:span><text:span text:style-name="T30">J. Org. Biomol. Chem</text:span><text:span text:style-name="T25">. </text:span><text:span text:style-name="T27">2013</text:span><text:span text:style-name="T25">, </text:span><text:span text:style-name="T30">11</text:span><text:span text:style-name="T25">, 1582. (e) Kölmel, D. K.; Jung, N.; Bräse, S. </text:span><text:span text:style-name="T30">Aust. J. Chem</text:span><text:span text:style-name="T25">. </text:span><text:span text:style-name="T27">2014</text:span><text:span text:style-name="T25">, </text:span><text:span text:style-name="T30">67</text:span><text:span text:style-name="T25">, 328. (f) Deadman, B. J.; Collins, S.G.; Maguire, A. R. </text:span><text:span text:style-name="T30">Chem. Eur. J.</text:span><text:span text:style-name="T25"> </text:span><text:span text:style-name="T27">2015</text:span><text:span text:style-name="T25">, </text:span><text:span text:style-name="T30">21</text:span><text:span text:style-name="T25">, 2298.</text:span></text:p>
        </text:list-item>
        <text:list-item>
          <text:p text:style-name="P29"><text:span text:style-name="T25">2. Mahouche-Chergui, S.; Gam-Derouich, S.; Manganey, C.; Chehimi, M. M. </text:span><text:span text:style-name="T30">Chem. Soc. Rev.</text:span><text:span text:style-name="T25"> </text:span><text:span text:style-name="T27">2011</text:span><text:span text:style-name="T25">, </text:span><text:span text:style-name="T30">40</text:span><text:span text:style-name="T25">, 4143.</text:span></text:p>
        </text:list-item>
        <text:list-item>
          <text:p text:style-name="P29"><text:soft-page-break/><text:span text:style-name="T25">3. </text:span><text:span text:style-name="T33">Filimonov V. D., Trusova M.E., Postnikov P.S., Krasnokutskaya E.A., Lee Y.M., Hwang H.Y., Kim H., Ki-Whan Chi. Unusually Stable, Versatile, and Pure Arenediazonium Tosylates: their Preparation, Structures, and Synthetic Applicability. </text:span><text:span text:style-name="T32">Org. Lett.</text:span><text:span text:style-name="T33">, </text:span><text:span text:style-name="T29">2008</text:span><text:span text:style-name="T33">, </text:span><text:span text:style-name="T32">10</text:span><text:span text:style-name="T33">, 3961-3964</text:span></text:p>
        </text:list-item>
        <text:list-item>
          <text:p text:style-name="P29"><text:span text:style-name="T33">4. </text:span><text:span text:style-name="T25">(a) Krasnokutskaya E.A., Semenischeva N.I., Filimonov V.D., Knochel P. </text:span><text:span text:style-name="T30">Synthesis</text:span><text:span text:style-name="T25">, </text:span><text:span text:style-name="T27">2007</text:span><text:span text:style-name="T25">, 81 (b) Gorlushko D.A., Filimonov V.D., Krasnokutskaya E.A., Semenischeva N.I., Go B.S., Hwang H.Y., Chi K-W. </text:span><text:span text:style-name="T30">Tetrahedron Lett.</text:span><text:span text:style-name="T25">, </text:span><text:span text:style-name="T27">2008</text:span><text:span text:style-name="T25">, </text:span><text:span text:style-name="T30">49</text:span><text:span text:style-name="T25">, 1080 (c) Moon M.E., Choi Y., Lee Y.M., Vajpayee V., Trusova M.E., Filimonov V.D., Chi K.-W. </text:span><text:span text:style-name="T30">Tetrahedron Lett.</text:span><text:span text:style-name="T25">, </text:span><text:span text:style-name="T27">2010</text:span><text:span text:style-name="T25">, </text:span><text:span text:style-name="T30">51</text:span><text:span text:style-name="T25">, 6769. (d) Lee Y.M., Moon M.E., Vajpayee V., Filimonov V.D., Chi K.-W. </text:span><text:span text:style-name="T30">Tetrahedron</text:span><text:span text:style-name="T25">, </text:span><text:span text:style-name="T27">2010</text:span><text:span text:style-name="T25">, </text:span><text:span text:style-name="T30">66</text:span><text:span text:style-name="T25">, 7418. (e) Trusova M.E., Krasnokutskaya E.A. Postnikov, P.S., Choi Y.; Chi, K-W., Filimonov V.D.</text:span><text:span text:style-name="T26"> </text:span><text:span text:style-name="T31">Synthesis</text:span><text:span text:style-name="T26">, </text:span><text:span text:style-name="T28">2011</text:span><text:span text:style-name="T26">, 2154. (f) Riss, P. J.; Kuschel, S.; Aigbirhio, F. I. Tetrahedron Lett. 2012, 53, 1717; (g) Kutonova, K.V.; Trusova, M.E.; Postnikov, P.S.; Filimonov, V.D.; Parello, J. </text:span><text:span text:style-name="T31">Synthesis</text:span><text:span text:style-name="T26">. </text:span><text:span text:style-name="T28">2013</text:span><text:span text:style-name="T26">, </text:span><text:span text:style-name="T31">45</text:span><text:span text:style-name="T26">, 2706.</text:span></text:p>
        </text:list-item>
        <text:list-item>
          <text:p text:style-name="P29"><text:span text:style-name="T1">5. </text:span><text:span text:style-name="T25">(a) Velikorodov, A. V.; Ionova, V. A.; Temirbulatova, S. I.; Suvorova, M. A. Rus. J. Org. Chem. 2013, 49, 1004. (b) Tang, Z. Y.; Zhang, Y.; Wang, T.; Wang, W. Synlett. 2010, 804. (c) Chaturbhuj, G. U.; Akamanchi, K. C. Tetrahedron Lett. 2011, 52, 4950. (d) Vajpayee, V.; Song, Y. H.; Ahn, J. S.; Chi, K.-W. Bull. Korean Chem. Soc. 2011, 32, 2970. (e) Postnikov, P. S.; Trusova, M. E.; Fedushchak, T. A.; Uimin, M. A.; Ermakov, A. E.; Filimonov, V. D. </text:span><text:span text:style-name="T30">Nanotechnologies in Russia</text:span><text:span text:style-name="T25">, </text:span><text:span text:style-name="T27">2010</text:span><text:span text:style-name="T25">, </text:span><text:span text:style-name="T30">5</text:span><text:span text:style-name="T25">, 446. (f) Min, M.; Seo, S.; Lee, J.; Lee, S. M.; Hwang, E.; Lee, H. </text:span><text:span text:style-name="T30">Chem. Commun</text:span><text:span text:style-name="T25">. </text:span><text:span text:style-name="T27">2013</text:span><text:span text:style-name="T25">, </text:span><text:span text:style-name="T30">49</text:span><text:span text:style-name="T25">, 6289</text:span></text:p>
        </text:list-item>
        <text:list-item>
          <text:p text:style-name="P29"><text:span text:style-name="T25">6. (a) S.K. Dhingra, P. Nag, R. Saxena, Synthesis of Fluoro-Aromatics by Balz-Schiemann Reaction –A Greener Approach, Chem Sci Trans., 2015, 4(4), 1149-1155, (b) K. Al-saadie, I.M. Al-Mousawi, N.Abdul karime, National Journal of Chemistry, Volume 25, (2007) 195-205, (c) N. Kamigata, M. Kobayashi, H. Minato, Cationic Arylation. V. Reaction of Substituted Benzenes with p-Nitrophenyl Cation», Bulletin of the chemical society of Japan, vol. 45, 2047-2050 (1972), (d) Zhang, Y.; Tu, G.; Cao, W. Inclusion Complexation of Diphenylamine-4-diazonium </text:span><text:span text:style-name="T1">Chloride and p-Sulfonatocalix[4]arene</text:span><text:span text:style-name="T25">. Supramolec. Chem. </text:span><text:span text:style-name="T14">2002, 14, 473-475.</text:span></text:p>
        </text:list-item>
      </text:list>
      <text:p text:style-name="P9">7. (a) Jinyu Chen, Chao Zhao, Renxiang Wang, Shuguang Cao, Weixiao Cao, Photochemical and thermal decomposition of diphenylamine diazonium salts, Journal of Photochemistry and Photobiology A: Chemistry 125 (1999) 73-78, (b) M. Tsuda and S. Oikawa, Photochemical proton generation mechanism from onium salts, Journal of Photopolymer Science and Technology. Volume 3, Number 3 (1990) 249 – 258</text:p>
      <text:p text:style-name="P9">8. (a) R. Ullrich, Th. Grewer, Decomposition of aromatic diazonium compounds, Thermochimica Acta, 225 (1993) 201-211, (b) L.L. Brown, J.S. Drury, Nitrogen Isotope Effects in the Decomposition of Diazonium Salts, The Journal of Chemical Physics, Vol. 43, Number 5, 1 September 1965, (c) P.D. Storey, Calorimetric Studies of The Thermal Explosion Properties of Aromatic Diazonium Salts, Institution. Chem. Eng. Symposium Series 1981, No. 68. P. 1-3. P. 9</text:p>
      <text:p text:style-name="P10">9.</text:p>
      <text:p text:style-name="P13"/>
      <text:p text:style-name="P12"><text:span text:style-name="T49">Приложение </text:span><text:span text:style-name="T50">1. </text:span><text:span text:style-name="T51">Результаты квантовохимических расчетов структур диазониевых катионов</text:span></text:p>
      <text:p text:style-name="P11"><text:span text:style-name="T49">Приложение </text:span><text:span text:style-name="T51">2</text:span><text:span text:style-name="T50">. </text:span><text:span text:style-name="T51">Результаты квантовохимических расчетов структур фенильных катионов (синглет-триплетные состояния)</text:span></text:p>
      <text:p text:style-name="P11"><text:span text:style-name="T49">Приложение </text:span><text:span text:style-name="T51">3</text:span><text:span text:style-name="T50">. </text:span><text:span text:style-name="T51">Фрагментация комплексных катионов</text:span></text:p>
      <text:p text:style-name="P8">Приложение <text:span text:style-name="T56">4</text:span>. <text:span text:style-name="T56">Результаты к</text:span>вантовохимических расчетов <text:span text:style-name="T56">структур комплексных частиц</text:span></text:p>
      <text:p text:style-name="P14"/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left="0cm" fo:margin-right="0cm" fo:margin-top="0.25cm" fo:margin-bottom="0cm" loext:contextual-spacing="false" fo:text-indent="1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выноски1" style:display-name="Текст выноски1" style:family="paragraph" style:parent-style-name="Standard" style:default-outline-level="">
      <style:paragraph-properties fo:line-height="100%" fo:text-align="start" style:justify-single-word="false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Основной_20_шрифт_20_абзаца2" style:display-name="Основной шрифт абзаца2" style:family="text"/>
    <style:style style:name="Текст_20_выноски_20_Знак1" style:display-name="Текст выноски Знак1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Noto Sans CJK SC Regular" style:font-family-asian="'Noto Sans CJK SC Regular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#ffffff" style:writing-mode="lr-tb" style:layout-grid-color="#c0c0c0" style:layout-grid-lines="44" style:layout-grid-base-height="0.365cm" style:layout-grid-ruby-height="0.208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/<text:page-count>8</text:page-count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</meta:initial-creator>
    <meta:editing-cycles>352</meta:editing-cycles>
    <meta:print-date>1900-12-31T17:00:00</meta:print-date>
    <meta:creation-date>2017-06-12T04:04:00</meta:creation-date>
    <dc:date>2018-06-15T11:28:17.367036255</dc:date>
    <meta:editing-duration>P4DT4H30M24S</meta:editing-duration>
    <meta:generator>LibreOffice/5.2.7.2$Linux_X86_64 LibreOffice_project/20m0$Build-2</meta:generator>
    <meta:document-statistic meta:table-count="0" meta:image-count="0" meta:object-count="0" meta:page-count="8" meta:paragraph-count="73" meta:word-count="2310" meta:character-count="17513" meta:non-whitespace-character-count="1524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